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108cm" fo:margin-left="-0.021cm" table:align="left"/>
    </style:style>
    <style:style style:name="Table1.A" style:family="table-column">
      <style:table-column-properties style:column-width="2.357cm"/>
    </style:style>
    <style:style style:name="Table1.B" style:family="table-column">
      <style:table-column-properties style:column-width="2.535cm"/>
    </style:style>
    <style:style style:name="Table1.C" style:family="table-column">
      <style:table-column-properties style:column-width="5.426cm"/>
    </style:style>
    <style:style style:name="Table1.D" style:family="table-column">
      <style:table-column-properties style:column-width="4.179cm"/>
    </style:style>
    <style:style style:name="Table1.E" style:family="table-column">
      <style:table-column-properties style:column-width="2.09cm"/>
    </style:style>
    <style:style style:name="Table1.F" style:family="table-column">
      <style:table-column-properties style:column-width="2.522cm"/>
    </style:style>
    <style:style style:name="Table1.1" style:family="table-row">
      <style:table-row-properties style:min-row-height="0.945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1.552cm"/>
    </style:style>
    <style:style style:name="Table1.3" style:family="table-row">
      <style:table-row-properties style:min-row-height="0.91cm"/>
    </style:style>
    <style:style style:name="Table1.4" style:family="table-row">
      <style:table-row-properties style:min-row-height="2.032cm"/>
    </style:style>
    <style:style style:name="Table1.5" style:family="table-row">
      <style:table-row-properties style:min-row-height="1.917cm"/>
    </style:style>
    <style:style style:name="Table1.6" style:family="table-row">
      <style:table-row-properties style:min-row-height="1.617cm"/>
    </style:style>
    <style:style style:name="Table1.7" style:family="table-row">
      <style:table-row-properties style:min-row-height="1.083cm"/>
    </style:style>
    <style:style style:name="Table1.A7" style:family="table-cell">
      <style:table-cell-properties style:vertical-align="middle" fo:padding="0.097cm" fo:border="none"/>
    </style:style>
    <style:style style:name="Table1.8" style:family="table-row">
      <style:table-row-properties style:min-row-height="0.928cm"/>
    </style:style>
    <style:style style:name="Table1.9" style:family="table-row">
      <style:table-row-properties style:min-row-height="2.235cm"/>
    </style:style>
    <style:style style:name="Table1.10" style:family="table-row">
      <style:table-row-properties style:min-row-height="0.621cm"/>
    </style:style>
    <style:style style:name="Table1.11" style:family="table-row">
      <style:table-row-properties style:min-row-height="3.062cm"/>
    </style:style>
    <style:style style:name="P1" style:family="paragraph" style:parent-style-name="Standard">
      <style:paragraph-properties fo:text-align="start" style:justify-single-word="false"/>
      <style:text-properties style:font-name="Times New Romance"/>
    </style:style>
    <style:style style:name="P2" style:family="paragraph" style:parent-style-name="Standard">
      <style:paragraph-properties fo:text-align="center" style:justify-single-word="false"/>
      <style:text-properties style:font-name="Times New Romance"/>
    </style:style>
    <style:style style:name="P3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style:font-name="Times New Romance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ces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Times New Romances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ce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3" table:number-columns-spanned="3" office:value-type="string">
            <text:p text:style-name="P5"/>
          </table:table-cell>
          <table:covered-table-cell/>
          <table:covered-table-cell/>
          <table:table-cell table:style-name="Table1.A1" table:number-columns-spanned="3" office:value-type="string">
            <text:p text:style-name="P3"/>
            <text:p text:style-name="P10"><text:placeholder text:placeholder-type="text">&lt;get_invoice_info(o.id)['vvt_number']&gt;</text:placeholder> <text:s/>/ <text:s/><text:placeholder text:placeholder-type="text">&lt;get_invoice_info(o.id)['to_char']&gt;</text:placeholder></text:p>
            <text:p text:style-name="P4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3"/>
            <text:p text:style-name="P10"><text:placeholder text:placeholder-type="text">&lt;get_consignee(o)&gt;</text:placeholder></text:p>
          </table:table-cell>
          <table:covered-table-cell/>
          <table:covered-table-cell/>
          <table:table-cell table:style-name="Table1.A1" table:number-columns-spanned="3" office:value-type="string">
            <text:p text:style-name="P3"/>
            <text:p text:style-name="P10"><text:placeholder text:placeholder-type="text">&lt;get_buyer(o)&gt;</text:placeholder></text:p>
          </table:table-cell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3"/>
            <text:p text:style-name="P10"><text:placeholder text:placeholder-type="text">&lt;get_invoice_info(o.id)['vessel_flight_no'] or ''&gt;</text:placeholder></text:p>
          </table:table-cell>
          <table:covered-table-cell/>
          <table:table-cell table:style-name="Table1.A1" office:value-type="string">
            <text:p text:style-name="P3"/>
            <text:p text:style-name="P10"><text:placeholder text:placeholder-type="text">&lt;get_invoice_info(o.id)['port_of_loading_id'] or ''&gt;</text:placeholder></text:p>
          </table:table-cell>
          <table:table-cell table:style-name="Table1.A1" office:value-type="string">
            <text:p text:style-name="P3"/>
            <text:p text:style-name="P6">INDIA</text:p>
          </table:table-cell>
          <table:table-cell table:style-name="Table1.A1" table:number-columns-spanned="2" office:value-type="string">
            <text:p text:style-name="P3"/>
            <text:p text:style-name="P7"><text:placeholder text:placeholder-type="text">&lt;o.cons_loca and o.cons_loca.country_id.name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3"/>
            <text:p text:style-name="P10"><text:placeholder text:placeholder-type="text">&lt;get_invoice_info(o.id)['port_of_discharge_id'] or ''&gt;</text:placeholder></text:p>
          </table:table-cell>
          <table:covered-table-cell/>
          <table:table-cell table:style-name="Table1.A1" office:value-type="string">
            <text:p text:style-name="P3"/>
            <text:p text:style-name="P6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4"/>
          </table:table-cell>
          <table:table-cell table:style-name="Table1.A7" office:value-type="string">
            <text:p text:style-name="P4"/>
          </table:table-cell>
          <table:table-cell table:style-name="Table1.A7" table:number-columns-spanned="2" office:value-type="string">
            <text:p text:style-name="P4"/>
          </table:table-cell>
          <table:covered-table-cell/>
          <table:table-cell table:style-name="Table1.A7" office:value-type="string">
            <text:p text:style-name="P4"/>
          </table:table-cell>
          <table:table-cell table:style-name="Table1.A7" office:value-type="string">
            <text:p text:style-name="P4"/>
          </table:table-cell>
        </table:table-row>
        <table:table-row table:style-name="Table1.8">
          <table:table-cell table:style-name="Table1.A7" table:number-columns-spanned="6" office:value-type="string">
            <text:p text:style-name="P11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office:value-type="string">
            <text:p text:style-name="P13"><text:placeholder text:placeholder-type="text">&lt;get_invoice_info(o.id)['mark_container_no'] or ''&gt;</text:placeholder></text:p>
          </table:table-cell>
          <table:table-cell table:style-name="Table1.A7" office:value-type="string">
            <text:p text:style-name="P6"><text:placeholder text:placeholder-type="text">&lt;(o.bag_detail or '').upper()&gt;</text:placeholder></text:p>
          </table:table-cell>
          <table:table-cell table:style-name="Table1.A7" table:number-columns-spanned="2" office:value-type="string">
            <text:p text:style-name="P7"><text:placeholder text:placeholder-type="text">&lt;get_qty_mt(line.product_qty,line.product_uom and line.product_uom.name or False, get_invoice_info(o.id)['invoice_type'])&gt;</text:placeholder> MT <text:placeholder text:placeholder-type="text">&lt;line.product_id.name or ''&gt;</text:placeholder></text:p>
            <text:p text:style-name="P7"><text:placeholder text:placeholder-type="text">&lt;o.bag_detail&gt;</text:placeholder></text:p>
            <text:p text:style-name="P9"/>
            <text:p text:style-name="P9"/>
            <text:p text:style-name="P7">Gross Weight: <text:placeholder text:placeholder-type="text">&lt;get_qty_kg(line.product_qty, line.product_uom and line.product_uom.name or False, get_invoice_info(o.id)['invoice_type'])&gt;</text:placeholder>KGS</text:p>
            <text:p text:style-name="P7">Net Weight : <text:placeholder text:placeholder-type="text">&lt;get_qty_kg(line.product_qty,line.product_uom and line.product_uom.name or False, get_invoice_info(o.id)['invoice_type'])&gt;</text:placeholder>KGS</text:p>
          </table:table-cell>
          <table:covered-table-cell/>
          <table:table-cell table:style-name="Table1.A7" office:value-type="string">
            <text:p text:style-name="P6"><text:placeholder text:placeholder-type="text">&lt;get_qty_mt(line.product_qty,line.product_uom and line.product_uom.name or False, get_invoice_info(o.id)['invoice_type'])&gt;</text:placeholder></text:p>
          </table:table-cell>
          <table:table-cell table:style-name="Table1.A7" office:value-type="string">
            <text:p text:style-name="P6"><text:placeholder text:placeholder-type="text">&lt;o.remarks or ''&gt;</text:placeholder></text:p>
          </table:table-cell>
        </table:table-row>
        <table:table-row table:style-name="Table1.10">
          <table:table-cell table:style-name="Table1.A7" table:number-columns-spanned="6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5-02-11T21:48:26</dc:date>
    <meta:editing-duration>PT1H52M32S</meta:editing-duration>
    <meta:editing-cycles>48</meta:editing-cycles>
    <meta:generator>LibreOffice/3.5$Linux_x86 LibreOffice_project/350m1$Build-2</meta:generator>
    <meta:document-statistic meta:table-count="1" meta:image-count="0" meta:object-count="0" meta:page-count="1" meta:paragraph-count="19" meta:word-count="79" meta:character-count="1120" meta:non-whitespace-character-count="1058"/>
  </office:meta>
</office:document-meta>
</file>